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3" style:list-style-name="">
      <loext:graphic-properties draw:fill="none"/>
      <style:paragraph-properties fo:margin-left="0cm" fo:margin-right="0cm" fo:text-indent="0cm" style:auto-text-indent="false" fo:background-color="transparent" style:shadow="none"/>
      <style:text-properties officeooo:rsid="0020c479" officeooo:paragraph-rsid="0020c479"/>
    </style:style>
    <style:style style:name="P3" style:family="paragraph" style:parent-style-name="Heading_20_3" style:master-page-name="Standard">
      <loext:graphic-properties draw:fill="none"/>
      <style:paragraph-properties style:page-number="auto" fo:background-color="transparent" style:shadow="none"/>
      <style:text-properties officeooo:rsid="0022f449" officeooo:paragraph-rsid="0022f449"/>
    </style:style>
    <style:style style:name="P4" style:family="paragraph" style:parent-style-name="Heading_20_3">
      <loext:graphic-properties draw:fill="none"/>
      <style:paragraph-properties fo:background-color="transparent" style:shadow="none"/>
      <style:text-properties officeooo:rsid="0022f449" officeooo:paragraph-rsid="0022f449"/>
    </style:style>
    <style:style style:name="P5" style:family="paragraph" style:parent-style-name="Contents_20_3" style:master-page-name="without">
      <style:paragraph-properties style:page-number="auto">
        <style:tab-stops>
          <style:tab-stop style:position="13.653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3.653cm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"><text:a xlink:type="simple" xlink:href="#__RefHeading___Toc322_1893071174" text:style-name="Index_20_Link" text:visited-style-name="Index_20_Link">1. Минимум функции одной переменной.<text:tab/>2</text:a></text:p>
          <text:p text:style-name="P6"><text:a xlink:type="simple" xlink:href="#__RefHeading___Toc324_1893071174" text:style-name="Index_20_Link" text:visited-style-name="Index_20_Link">2. Унимодальная функция.<text:tab/>2</text:a></text:p>
          <text:p text:style-name="P6"><text:a xlink:type="simple" xlink:href="#__RefHeading___Toc326_1893071174" text:style-name="Index_20_Link" text:visited-style-name="Index_20_Link">3. Прямые методы.<text:tab/>2</text:a></text:p>
          <text:p text:style-name="P6"><text:a xlink:type="simple" xlink:href="#__RefHeading___Toc328_1893071174" text:style-name="Index_20_Link" text:visited-style-name="Index_20_Link">4. Метод перебора.<text:tab/>2</text:a></text:p>
          <text:p text:style-name="P6"><text:a xlink:type="simple" xlink:href="#__RefHeading___Toc330_1893071174" text:style-name="Index_20_Link" text:visited-style-name="Index_20_Link">5. Метод поразрядного поиска.<text:tab/>2</text:a></text:p>
          <text:p text:style-name="P6"><text:a xlink:type="simple" xlink:href="#__RefHeading___Toc332_1893071174" text:style-name="Index_20_Link" text:visited-style-name="Index_20_Link">6. Метод дихотомии.<text:tab/>2</text:a></text:p>
          <text:p text:style-name="P6"><text:a xlink:type="simple" xlink:href="#__RefHeading___Toc334_1893071174" text:style-name="Index_20_Link" text:visited-style-name="Index_20_Link">7. Метод деления отрезка пополам.<text:tab/>2</text:a></text:p>
          <text:p text:style-name="P6"><text:a xlink:type="simple" xlink:href="#__RefHeading___Toc336_1893071174" text:style-name="Index_20_Link" text:visited-style-name="Index_20_Link">8. Метод золотого сечения.<text:tab/>2</text:a></text:p>
          <text:p text:style-name="P6"><text:a xlink:type="simple" xlink:href="#__RefHeading___Toc338_1893071174" text:style-name="Index_20_Link" text:visited-style-name="Index_20_Link">9. Метод чисел Фибоначчи.<text:tab/>2</text:a></text:p>
          <text:p text:style-name="P6"><text:a xlink:type="simple" xlink:href="#__RefHeading___Toc340_1893071174" text:style-name="Index_20_Link" text:visited-style-name="Index_20_Link">10. Метод касательных.<text:tab/>2</text:a></text:p>
          <text:p text:style-name="P6"><text:a xlink:type="simple" xlink:href="#__RefHeading___Toc342_1893071174" text:style-name="Index_20_Link" text:visited-style-name="Index_20_Link">11. Метод парабол.<text:tab/>2</text:a></text:p>
          <text:p text:style-name="P6"><text:a xlink:type="simple" xlink:href="#__RefHeading___Toc344_1893071174" text:style-name="Index_20_Link" text:visited-style-name="Index_20_Link">12. Методы, использующие производные функции.<text:tab/>2</text:a></text:p>
          <text:p text:style-name="P6"><text:a xlink:type="simple" xlink:href="#__RefHeading___Toc346_1893071174" text:style-name="Index_20_Link" text:visited-style-name="Index_20_Link">13. Метод средней точки.<text:tab/>2</text:a></text:p>
          <text:p text:style-name="P6"><text:a xlink:type="simple" xlink:href="#__RefHeading___Toc348_1893071174" text:style-name="Index_20_Link" text:visited-style-name="Index_20_Link">14. Метод хорд.<text:tab/>2</text:a></text:p>
          <text:p text:style-name="P6"><text:a xlink:type="simple" xlink:href="#__RefHeading___Toc350_1893071174" text:style-name="Index_20_Link" text:visited-style-name="Index_20_Link">15. Метод Ньютона.<text:tab/>2</text:a></text:p>
          <text:p text:style-name="P6"><text:a xlink:type="simple" xlink:href="#__RefHeading___Toc352_1893071174" text:style-name="Index_20_Link" text:visited-style-name="Index_20_Link">16. Метод кубической апроксимации.<text:tab/>2</text:a></text:p>
          <text:p text:style-name="P6"><text:a xlink:type="simple" xlink:href="#__RefHeading___Toc354_1893071174" text:style-name="Index_20_Link" text:visited-style-name="Index_20_Link">17. Методы минимизации многомодульных функций.<text:tab/>2</text:a></text:p>
          <text:p text:style-name="P6"><text:a xlink:type="simple" xlink:href="#__RefHeading___Toc356_1893071174" text:style-name="Index_20_Link" text:visited-style-name="Index_20_Link">18. Общие принципы многомерной минимазации.<text:tab/>2</text:a></text:p>
          <text:p text:style-name="P6"><text:a xlink:type="simple" xlink:href="#__RefHeading___Toc358_1893071174" text:style-name="Index_20_Link" text:visited-style-name="Index_20_Link">19. Методы спуска (методы нулевого порядка).<text:tab/>2</text:a></text:p>
          <text:p text:style-name="P6"><text:a xlink:type="simple" xlink:href="#__RefHeading___Toc360_1893071174" text:style-name="Index_20_Link" text:visited-style-name="Index_20_Link">20. Поиск по образцу.<text:tab/>2</text:a></text:p>
          <text:p text:style-name="P6"><text:a xlink:type="simple" xlink:href="#__RefHeading___Toc362_1893071174" text:style-name="Index_20_Link" text:visited-style-name="Index_20_Link">21. Метод правильного симплекса.<text:tab/>2</text:a></text:p>
          <text:p text:style-name="P6"><text:a xlink:type="simple" xlink:href="#__RefHeading___Toc364_1893071174" text:style-name="Index_20_Link" text:visited-style-name="Index_20_Link">22. Метод деформируемого симплекса.<text:tab/>2</text:a></text:p>
          <text:p text:style-name="P6"><text:a xlink:type="simple" xlink:href="#__RefHeading___Toc366_1893071174" text:style-name="Index_20_Link" text:visited-style-name="Index_20_Link">23. Метод конфигураций.<text:tab/>2</text:a></text:p>
          <text:p text:style-name="P6"><text:a xlink:type="simple" xlink:href="#__RefHeading___Toc368_1893071174" text:style-name="Index_20_Link" text:visited-style-name="Index_20_Link">24. Методы первого порядка.<text:tab/>2</text:a></text:p>
          <text:p text:style-name="P6"><text:a xlink:type="simple" xlink:href="#__RefHeading___Toc370_1893071174" text:style-name="Index_20_Link" text:visited-style-name="Index_20_Link">25. Градиентный метод с дроблением шага.<text:tab/>2</text:a></text:p>
          <text:p text:style-name="P6"><text:a xlink:type="simple" xlink:href="#__RefHeading___Toc372_1893071174" text:style-name="Index_20_Link" text:visited-style-name="Index_20_Link">26. Метод наискорейшего спуска.<text:tab/>2</text:a></text:p>
          <text:p text:style-name="P6"><text:a xlink:type="simple" xlink:href="#__RefHeading___Toc374_1893071174" text:style-name="Index_20_Link" text:visited-style-name="Index_20_Link">27. Методы покоординатного спуска.<text:tab/>2</text:a></text:p>
          <text:p text:style-name="P6"><text:a xlink:type="simple" xlink:href="#__RefHeading___Toc376_1893071174" text:style-name="Index_20_Link" text:visited-style-name="Index_20_Link">28. Метод покоординатного спуска с постоянным шагом.<text:tab/>2</text:a></text:p>
          <text:p text:style-name="P6"><text:a xlink:type="simple" xlink:href="#__RefHeading___Toc378_1893071174" text:style-name="Index_20_Link" text:visited-style-name="Index_20_Link">29. Метод покоординатного спуска с дроблением шага.<text:tab/>2</text:a></text:p>
          <text:p text:style-name="P6"><text:a xlink:type="simple" xlink:href="#__RefHeading___Toc380_1893071174" text:style-name="Index_20_Link" text:visited-style-name="Index_20_Link">30. Метод Гаусса-Зейделя.<text:tab/>2</text:a></text:p>
          <text:p text:style-name="P6"><text:a xlink:type="simple" xlink:href="#__RefHeading___Toc382_1893071174" text:style-name="Index_20_Link" text:visited-style-name="Index_20_Link">31. Постановки задач линейного программирования.<text:tab/>2</text:a></text:p>
          <text:p text:style-name="P6"><text:a xlink:type="simple" xlink:href="#__RefHeading___Toc384_1893071174" text:style-name="Index_20_Link" text:visited-style-name="Index_20_Link">32. Основные свойства задачи линейного программирования.<text:tab/>2</text:a></text:p>
          <text:p text:style-name="P6"><text:a xlink:type="simple" xlink:href="#__RefHeading___Toc386_1893071174" text:style-name="Index_20_Link" text:visited-style-name="Index_20_Link">33. Теорема о выпуклости множества допустимых решений задачи ЛП (стандартной и канонической форм).<text:tab/>2</text:a></text:p>
          <text:p text:style-name="P6"><text:a xlink:type="simple" xlink:href="#__RefHeading___Toc388_1893071174" text:style-name="Index_20_Link" text:visited-style-name="Index_20_Link">34. Теорема об экстремуме задачи ЛП.<text:tab/>2</text:a></text:p>
          <text:p text:style-name="P6"><text:a xlink:type="simple" xlink:href="#__RefHeading___Toc390_1893071174" text:style-name="Index_20_Link" text:visited-style-name="Index_20_Link">35. Угловая точка множества.<text:tab/>2</text:a></text:p>
          <text:p text:style-name="P6"><text:a xlink:type="simple" xlink:href="#__RefHeading___Toc392_1893071174" text:style-name="Index_20_Link" text:visited-style-name="Index_20_Link">36. Базисное решение задачи ЛП.<text:tab/>3</text:a></text:p>
          <text:p text:style-name="P6"><text:a xlink:type="simple" xlink:href="#__RefHeading___Toc394_1893071174" text:style-name="Index_20_Link" text:visited-style-name="Index_20_Link">37. Связь базисных решений с угловыми точками множества допустимых решений.<text:tab/>3</text:a></text:p>
          <text:p text:style-name="P6"><text:a xlink:type="simple" xlink:href="#__RefHeading___Toc396_1893071174" text:style-name="Index_20_Link" text:visited-style-name="Index_20_Link">38. Графический метод.<text:tab/>3</text:a></text:p>
          <text:p text:style-name="P6"><text:a xlink:type="simple" xlink:href="#__RefHeading___Toc398_1893071174" text:style-name="Index_20_Link" text:visited-style-name="Index_20_Link">39. Симплекс-таблица.<text:tab/>3</text:a></text:p>
          <text:p text:style-name="P6"><text:a xlink:type="simple" xlink:href="#__RefHeading___Toc400_1893071174" text:style-name="Index_20_Link" text:visited-style-name="Index_20_Link">40. Симплекс-метод.<text:tab/>3</text:a></text:p>
        </text:index-body>
      </text:table-of-content>
      <text:h text:style-name="P2" text:outline-level="3"/>
      <text:h text:style-name="P3" text:outline-level="3"><text:bookmark-start text:name="__RefHeading___Toc322_1893071174"/>Минимум функции одной переменной.<text:bookmark-end text:name="__RefHeading___Toc322_1893071174"/></text:h>
      <text:h text:style-name="P4" text:outline-level="3"><text:bookmark-start text:name="__RefHeading___Toc324_1893071174"/>Унимодальная функция.<text:bookmark-end text:name="__RefHeading___Toc324_1893071174"/></text:h>
      <text:h text:style-name="P4" text:outline-level="3"><text:bookmark-start text:name="__RefHeading___Toc326_1893071174"/>Прямые методы.<text:bookmark-end text:name="__RefHeading___Toc326_1893071174"/></text:h>
      <text:h text:style-name="P4" text:outline-level="3"><text:bookmark-start text:name="__RefHeading___Toc328_1893071174"/>Метод перебора.<text:bookmark-end text:name="__RefHeading___Toc328_1893071174"/></text:h>
      <text:h text:style-name="P4" text:outline-level="3"><text:bookmark-start text:name="__RefHeading___Toc330_1893071174"/>Метод поразрядного поиска.<text:bookmark-end text:name="__RefHeading___Toc330_1893071174"/></text:h>
      <text:h text:style-name="P4" text:outline-level="3"><text:bookmark-start text:name="__RefHeading___Toc332_1893071174"/>Метод дихотомии.<text:bookmark-end text:name="__RefHeading___Toc332_1893071174"/></text:h>
      <text:h text:style-name="P4" text:outline-level="3"><text:bookmark-start text:name="__RefHeading___Toc334_1893071174"/>Метод деления отрезка пополам.<text:bookmark-end text:name="__RefHeading___Toc334_1893071174"/></text:h>
      <text:h text:style-name="P4" text:outline-level="3"><text:bookmark-start text:name="__RefHeading___Toc336_1893071174"/>Метод золотого сечения.<text:bookmark-end text:name="__RefHeading___Toc336_1893071174"/></text:h>
      <text:h text:style-name="P4" text:outline-level="3"><text:bookmark-start text:name="__RefHeading___Toc338_1893071174"/>Метод чисел Фибоначчи.<text:bookmark-end text:name="__RefHeading___Toc338_1893071174"/></text:h>
      <text:h text:style-name="P4" text:outline-level="3"><text:bookmark-start text:name="__RefHeading___Toc340_1893071174"/>Метод касательных.<text:bookmark-end text:name="__RefHeading___Toc340_1893071174"/></text:h>
      <text:h text:style-name="P4" text:outline-level="3"><text:bookmark-start text:name="__RefHeading___Toc342_1893071174"/>Метод парабол.<text:bookmark-end text:name="__RefHeading___Toc342_1893071174"/></text:h>
      <text:h text:style-name="P4" text:outline-level="3"><text:bookmark-start text:name="__RefHeading___Toc344_1893071174"/>Методы, использующие производные функции.<text:bookmark-end text:name="__RefHeading___Toc344_1893071174"/></text:h>
      <text:h text:style-name="P4" text:outline-level="3"><text:bookmark-start text:name="__RefHeading___Toc346_1893071174"/>Метод средней точки.<text:bookmark-end text:name="__RefHeading___Toc346_1893071174"/></text:h>
      <text:h text:style-name="P4" text:outline-level="3"><text:bookmark-start text:name="__RefHeading___Toc348_1893071174"/>Метод хорд.<text:bookmark-end text:name="__RefHeading___Toc348_1893071174"/></text:h>
      <text:h text:style-name="P4" text:outline-level="3"><text:bookmark-start text:name="__RefHeading___Toc350_1893071174"/>Метод Ньютона.<text:bookmark-end text:name="__RefHeading___Toc350_1893071174"/></text:h>
      <text:h text:style-name="P4" text:outline-level="3"><text:bookmark-start text:name="__RefHeading___Toc352_1893071174"/>Метод кубической апроксимации.<text:bookmark-end text:name="__RefHeading___Toc352_1893071174"/></text:h>
      <text:h text:style-name="P4" text:outline-level="3"><text:bookmark-start text:name="__RefHeading___Toc354_1893071174"/>Методы минимизации многомодульных функций.<text:bookmark-end text:name="__RefHeading___Toc354_1893071174"/></text:h>
      <text:h text:style-name="P4" text:outline-level="3"><text:bookmark-start text:name="__RefHeading___Toc356_1893071174"/>Общие принципы многомерной минимазации.<text:bookmark-end text:name="__RefHeading___Toc356_1893071174"/></text:h>
      <text:h text:style-name="P4" text:outline-level="3"><text:bookmark-start text:name="__RefHeading___Toc358_1893071174"/>Методы спуска (методы нулевого порядка).<text:bookmark-end text:name="__RefHeading___Toc358_1893071174"/></text:h>
      <text:h text:style-name="P4" text:outline-level="3"><text:bookmark-start text:name="__RefHeading___Toc360_1893071174"/>Поиск по образцу.<text:bookmark-end text:name="__RefHeading___Toc360_1893071174"/></text:h>
      <text:h text:style-name="P4" text:outline-level="3"><text:bookmark-start text:name="__RefHeading___Toc362_1893071174"/>Метод правильного симплекса.<text:bookmark-end text:name="__RefHeading___Toc362_1893071174"/></text:h>
      <text:h text:style-name="P4" text:outline-level="3"><text:bookmark-start text:name="__RefHeading___Toc364_1893071174"/>Метод деформируемого симплекса.<text:bookmark-end text:name="__RefHeading___Toc364_1893071174"/></text:h>
      <text:h text:style-name="P4" text:outline-level="3"><text:bookmark-start text:name="__RefHeading___Toc366_1893071174"/>Метод конфигураций.<text:bookmark-end text:name="__RefHeading___Toc366_1893071174"/></text:h>
      <text:h text:style-name="P4" text:outline-level="3"><text:bookmark-start text:name="__RefHeading___Toc368_1893071174"/>Методы первого порядка.<text:bookmark-end text:name="__RefHeading___Toc368_1893071174"/></text:h>
      <text:h text:style-name="P4" text:outline-level="3"><text:bookmark-start text:name="__RefHeading___Toc370_1893071174"/>Градиентный метод с дроблением шага.<text:bookmark-end text:name="__RefHeading___Toc370_1893071174"/></text:h>
      <text:h text:style-name="P4" text:outline-level="3"><text:bookmark-start text:name="__RefHeading___Toc372_1893071174"/>Метод наискорейшего спуска.<text:bookmark-end text:name="__RefHeading___Toc372_1893071174"/></text:h>
      <text:h text:style-name="P4" text:outline-level="3"><text:bookmark-start text:name="__RefHeading___Toc374_1893071174"/>Методы покоординатного спуска.<text:bookmark-end text:name="__RefHeading___Toc374_1893071174"/></text:h>
      <text:h text:style-name="P4" text:outline-level="3"><text:bookmark-start text:name="__RefHeading___Toc376_1893071174"/>Метод покоординатного спуска с постоянным шагом.<text:bookmark-end text:name="__RefHeading___Toc376_1893071174"/></text:h>
      <text:h text:style-name="P4" text:outline-level="3"><text:bookmark-start text:name="__RefHeading___Toc378_1893071174"/>Метод покоординатного спуска с дроблением шага.<text:bookmark-end text:name="__RefHeading___Toc378_1893071174"/></text:h>
      <text:h text:style-name="P4" text:outline-level="3"><text:bookmark-start text:name="__RefHeading___Toc380_1893071174"/>Метод Гаусса-Зейделя.<text:bookmark-end text:name="__RefHeading___Toc380_1893071174"/></text:h>
      <text:h text:style-name="P4" text:outline-level="3"><text:bookmark-start text:name="__RefHeading___Toc382_1893071174"/>Постановки задач линейного программирования.<text:bookmark-end text:name="__RefHeading___Toc382_1893071174"/></text:h>
      <text:h text:style-name="P4" text:outline-level="3"><text:bookmark-start text:name="__RefHeading___Toc384_1893071174"/>Основные свойства задачи линейного программирования.<text:bookmark-end text:name="__RefHeading___Toc384_1893071174"/></text:h>
      <text:h text:style-name="P4" text:outline-level="3"><text:bookmark-start text:name="__RefHeading___Toc386_1893071174"/>Теорема о выпуклости множества допустимых решений задачи ЛП (стандартной и канонической форм).<text:bookmark-end text:name="__RefHeading___Toc386_1893071174"/></text:h>
      <text:h text:style-name="P4" text:outline-level="3"><text:bookmark-start text:name="__RefHeading___Toc388_1893071174"/>Теорема об экстремуме задачи ЛП.<text:bookmark-end text:name="__RefHeading___Toc388_1893071174"/></text:h>
      <text:h text:style-name="P4" text:outline-level="3"><text:bookmark-start text:name="__RefHeading___Toc390_1893071174"/>Угловая точка множества.<text:bookmark-end text:name="__RefHeading___Toc390_1893071174"/></text:h>
      <text:h text:style-name="P4" text:outline-level="3"><text:bookmark-start text:name="__RefHeading___Toc392_1893071174"/><text:soft-page-break/>Базисное решение задачи ЛП.<text:bookmark-end text:name="__RefHeading___Toc392_1893071174"/></text:h>
      <text:h text:style-name="P4" text:outline-level="3"><text:bookmark-start text:name="__RefHeading___Toc394_1893071174"/>Связь базисных решений с угловыми точками множества допустимых решений.<text:bookmark-end text:name="__RefHeading___Toc394_1893071174"/></text:h>
      <text:h text:style-name="P4" text:outline-level="3"><text:bookmark-start text:name="__RefHeading___Toc396_1893071174"/>Графический метод.<text:bookmark-end text:name="__RefHeading___Toc396_1893071174"/></text:h>
      <text:h text:style-name="P4" text:outline-level="3"><text:bookmark-start text:name="__RefHeading___Toc398_1893071174"/>Симплекс-таблица.<text:bookmark-end text:name="__RefHeading___Toc398_1893071174"/></text:h>
      <text:h text:style-name="P4" text:outline-level="3"><text:bookmark-start text:name="__RefHeading___Toc400_1893071174"/>Симплекс-метод.<text:bookmark-end text:name="__RefHeading___Toc400_1893071174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style:page-number="auto"/>
      <style:text-properties fo:language="ru" fo:country="RU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default-outline-level="3" style:class="text" style:master-page-name="">
      <style:paragraph-properties fo:margin-left="0cm" fo:margin-right="0cm" fo:margin-top="0.101cm" fo:margin-bottom="0cm" loext:contextual-spacing="false" fo:text-align="justify" style:justify-single-word="false" fo:text-indent="1.251cm" style:auto-text-indent="false" style:page-number="auto"/>
      <style:text-properties style:font-name="Liberation Serif1" fo:font-family="'Liberation Serif'" style:font-style-name="Bold" style:font-family-generic="roman" style:font-pitch="variable" fo:font-size="101%" fo:language="ru" fo:country="RU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2.54cm" fo:margin-left="3.175cm" fo:margin-right="3.175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3</text:page-number></text:p>
      </style:footer>
    </style:master-page>
    <style:master-page style:name="without" style:page-layout-name="Mpm2">
      <style:header>
        <text:p text:style-name="Header"/>
      </style:header>
    </style:master-page>
    <style:master-page style:name="First_20_Page" style:display-name="First Page" style:page-layout-name="Mpm3" style:next-style-name="Standard">
      <style:header>
        <text:p text:style-name="Header"/>
      </style:header>
    </style:master-page>
    <style:master-page style:name="Left_20_Page" style:display-name="Left Page" style:page-layout-name="Mpm4" style:next-style-name="Right_20_Page">
      <style:header>
        <text:p text:style-name="Header"/>
      </style:header>
    </style:master-page>
    <style:master-page style:name="Right_20_Page" style:display-name="Right Page" style:page-layout-name="Mpm5" style:next-style-name="Left_20_Page">
      <style:header>
        <text:p text:style-name="Header"/>
      </style:header>
    </style:master-page>
    <style:master-page style:name="Envelope" style:page-layout-name="Mpm6">
      <style:header>
        <text:p text:style-name="Header"/>
      </style:header>
    </style:master-page>
    <style:master-page style:name="Index" style:page-layout-name="Mpm3">
      <style:header>
        <text:p text:style-name="Header"/>
      </style:header>
    </style:master-page>
    <style:master-page style:name="HTML" style:page-layout-name="Mpm7">
      <style:header>
        <text:p text:style-name="Header"/>
      </style:header>
    </style:master-page>
    <style:master-page style:name="Footnote" style:page-layout-name="Mpm8">
      <style:header>
        <text:p text:style-name="Header"/>
      </style:header>
    </style:master-page>
    <style:master-page style:name="Endnote" style:page-layout-name="Mpm8">
      <style:header>
        <text:p text:style-name="Header"/>
      </style:header>
    </style:master-page>
    <style:master-page style:name="Landscape" style:page-layout-name="Mpm9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0T21:32:43.345784132</meta:creation-date>
    <dc:date>2020-02-21T10:59:24.475748048</dc:date>
    <meta:editing-duration>PT30M29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3" meta:paragraph-count="81" meta:word-count="403" meta:character-count="2723" meta:non-whitespace-character-count="2441"/>
  </office:meta>
</office:document-meta>
</file>